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080f04" officeooo:paragraph-rsid="00080f04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officeooo:rsid="00080f04" officeooo:paragraph-rsid="00080f04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tinatário</text:p>
      <text:p text:style-name="P2"/>
      <text:p text:style-name="P2">Rosangela Guerra</text:p>
      <text:p text:style-name="P2"/>
      <text:p text:style-name="P2">Rua João José de Araujo, nº31</text:p>
      <text:p text:style-name="P2">Rio Pequeno -São Paulo – SP</text:p>
      <text:p text:style-name="P2">Cep:05386-050</text:p>
      <text:p text:style-name="P2"/>
      <text:p text:style-name="P1"/>
      <text:p text:style-name="P1">Remetente</text:p>
      <text:p text:style-name="P2"/>
      <text:p text:style-name="P2">Mara C. Veneziano</text:p>
      <text:p text:style-name="P2">Rua Antonio Perez Paniágua, 458</text:p>
      <text:p text:style-name="P2">Quitaúna – Osasco – SP</text:p>
      <text:p text:style-name="P2">CEP:06186-100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8T13:14:57.752000000</meta:creation-date>
    <meta:print-date>2024-04-08T13:18:44.997000000</meta:print-date>
    <dc:date>2024-04-08T13:28:00.855000000</dc:date>
    <meta:editing-duration>PT13M3S</meta:editing-duration>
    <meta:editing-cycles>1</meta:editing-cycles>
    <meta:document-statistic meta:table-count="0" meta:image-count="0" meta:object-count="0" meta:page-count="1" meta:paragraph-count="10" meta:word-count="28" meta:character-count="189" meta:non-whitespace-character-count="168"/>
    <meta:generator>LibreOffice/7.4.1.2$Windows_X86_64 LibreOffice_project/3c58a8f3a960df8bc8fd77b461821e42c061c5f0</meta:generator>
  </office:meta>
</office:document-meta>
</file>